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swiss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language="en" fo:country="US" officeooo:rsid="00016187" officeooo:paragraph-rsid="00016187"/>
    </style:style>
    <style:style style:name="P3" style:family="paragraph" style:parent-style-name="Text_20_body" style:list-style-name="L1">
      <style:text-properties officeooo:rsid="00026d1c" officeooo:paragraph-rsid="00026d1c"/>
    </style:style>
    <style:style style:name="P4" style:family="paragraph" style:parent-style-name="Heading_20_2">
      <style:paragraph-properties fo:text-align="center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ru" fo:country="RU" fo:font-style="italic" fo:font-weight="normal" officeooo:rsid="0002fafe" style:font-style-asian="italic" style:font-weight-asian="normal" style:font-style-complex="italic" style:font-weight-complex="normal"/>
    </style:style>
    <style:style style:name="T4" style:family="text">
      <style:text-properties fo:language="ru" fo:country="RU" officeooo:rsid="0002fafe"/>
    </style:style>
    <style:style style:name="T5" style:family="text">
      <style:text-properties fo:language="ru" fo:country="RU" officeooo:rsid="0003fa46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ae00" fo:text-shadow="none" fo:font-weight="bold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fo:font-weight="normal" officeooo:rsid="0002fafe" style:font-style-asian="italic" style:font-weight-asian="normal" style:font-style-complex="italic" style:font-weight-complex="normal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Обозначения</text:h>
      <text:p text:style-name="Text_20_body"><text:span text:style-name="T9">&lt;</text:span><text:span text:style-name="T3">Текст</text:span><text:span text:style-name="T9">&gt; </text:span><text:span text:style-name="T8">- </text:span><text:span text:style-name="T5">плейсхолдер с комментарием</text:span></text:p>
      <text:h text:style-name="P4" text:outline-level="2">Формат макроса</text:h>
      <text:list xml:id="list5704572773390976392" text:style-name="L1">
        <text:list-item>
          <text:p text:style-name="P1">Ограничители макроса</text:p>
          <text:list>
            <text:list-item>
              <text:p text:style-name="P2"><text:span text:style-name="T7">{</text:span><text:span text:style-name="T6">&lt;</text:span><text:span text:style-name="T2">тело макроса</text:span><text:span text:style-name="T6">&gt;</text:span><text:span text:style-name="T7">}</text:span></text:p>
            </text:list-item>
            <text:list-item>
              <text:p text:style-name="P3">Вывод символа<text:span text:style-name="T8">(Press)</text:span> по кейкоду: <text:span text:style-name="T8">{k:ControlKey}</text:span></text:p>
            </text:list-item>
            <text:list-item>
              <text:p text:style-name="P3"><text:span text:style-name="T1">Симуляция множественного нажатия(</text:span><text:span text:style-name="T8">Press</text:span><text:span text:style-name="T1">)</text:span><text:span text:style-name="T8"> кейкод</text:span><text:span text:style-name="T1">а</text:span><text:span text:style-name="T8">: {k:ControlKey </text:span><text:span text:style-name="T4">БЮ</text:span><text:span text:style-name="T8">}</text:span></text:p>
            </text:list-item>
            <text:list-item>
              <text:p text:style-name="P3"><text:span text:style-name="T1">Симуляция нажатия(</text:span><text:span text:style-name="T8">Key Down</text:span><text:span text:style-name="T1">)</text:span><text:span text:style-name="T8"> кейкод</text:span><text:span text:style-name="T1">а</text:span><text:span text:style-name="T8">: {k:ControlKey </text:span><text:span text:style-name="T1">+</text:span><text:span text:style-name="T8">}</text:span></text:p>
            </text:list-item>
            <text:list-item>
              <text:p text:style-name="P3"><text:span text:style-name="T1">Симуляция отпускания(</text:span><text:span text:style-name="T8">Key Up</text:span><text:span text:style-name="T1">)</text:span><text:span text:style-name="T8"> кейкод</text:span><text:span text:style-name="T1">а</text:span><text:span text:style-name="T8">: {k:ControlKey </text:span><text:span text:style-name="T1">-</text:span><text:span text:style-name="T8">}</text:span></text:p>
            </text:list-item>
          </text:list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Courier New" svg:font-family="'Courier New'" style:font-family-generic="swiss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Arial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itvinov</meta:initial-creator>
    <meta:creation-date>2015-03-11T08:50:42.564000000</meta:creation-date>
    <meta:generator>LibreOffice/4.3.4.1$Windows_x86 LibreOffice_project/bc356b2f991740509f321d70e4512a6a54c5f243</meta:generator>
    <dc:date>2015-03-11T09:27:00.544000000</dc:date>
    <dc:creator>Alexander Litvinov</dc:creator>
    <meta:editing-duration>PT26M6S</meta:editing-duration>
    <meta:editing-cycles>3</meta:editing-cycles>
    <meta:document-statistic meta:table-count="0" meta:image-count="0" meta:object-count="0" meta:page-count="1" meta:paragraph-count="9" meta:word-count="41" meta:character-count="345" meta:non-whitespace-character-count="307"/>
  </office:meta>
</office:document-meta>
</file>